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Title">
      <style:text-properties style:font-name="Arial" fo:font-size="14pt" style:font-size-asian="14pt" style:font-size-complex="14pt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Frame_20_contents">
      <style:paragraph-properties fo:text-align="start" style:justify-single-word="false"/>
      <style:text-properties style:font-name="arial" fo:font-size="12pt" officeooo:paragraph-rsid="0015d58a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officeooo:paragraph-rsid="0015d58a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arial" fo:font-size="16pt" officeooo:paragraph-rsid="0015d58a" style:font-size-asian="16pt" style:font-size-complex="16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5d58a" style:font-size-asian="10pt" style:font-size-complex="10pt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0" style:family="paragraph" style:parent-style-name="UrbanBody">
      <style:paragraph-properties fo:text-align="justify" style:justify-single-word="false">
        <style:tab-stops/>
      </style:paragraph-properties>
      <style:text-properties style:font-name="arial" fo:font-size="11pt" officeooo:paragraph-rsid="0015d58a" style:font-size-asian="11pt" style:font-size-complex="11pt"/>
    </style:style>
    <style:style style:name="P11" style:family="paragraph" style:parent-style-name="UrbanBody">
      <style:paragraph-properties fo:text-align="justify" style:justify-single-word="false"/>
      <style:text-properties style:font-name="arial" fo:font-size="11pt" officeooo:paragraph-rsid="0015d58a" style:font-size-asian="11pt" style:font-size-complex="11pt"/>
    </style:style>
    <style:style style:name="P12" style:family="paragraph" style:parent-style-name="UrbanBody" style:list-style-name="L1">
      <style:paragraph-properties fo:text-align="justify" style:justify-single-word="false"/>
      <style:text-properties style:font-name="arial" fo:font-size="11pt" fo:language="fr" fo:country="FR" style:font-size-asian="11pt" style:font-size-complex="11pt"/>
    </style:style>
    <style:style style:name="P13" style:family="paragraph" style:parent-style-name="UrbanBody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4" style:family="paragraph" style:parent-style-name="UrbanBody" style:list-style-name="L2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5" style:family="paragraph" style:parent-style-name="UrbanBody">
      <style:paragraph-properties fo:text-align="justify" style:justify-single-word="false"/>
      <style:text-properties style:font-name="arial" fo:font-size="11pt" fo:font-weight="bold" style:font-size-asian="11pt" style:font-size-complex="11pt"/>
    </style:style>
    <style:style style:name="P16" style:family="paragraph" style:parent-style-name="UrbanTitle">
      <style:paragraph-properties fo:text-align="start" style:justify-single-word="false"/>
      <style:text-properties style:font-name="Arial" fo:font-size="14pt" officeooo:paragraph-rsid="0015d58a" style:font-size-asian="14pt" style:font-size-complex="14pt"/>
    </style:style>
    <style:style style:name="P17" style:family="paragraph" style:parent-style-name="UrbanTitle">
      <style:paragraph-properties fo:text-align="center" style:justify-single-word="false"/>
      <style:text-properties style:font-name="arial" fo:font-size="13pt" fo:font-style="normal" style:text-underline-style="none" officeooo:paragraph-rsid="0015d58a" style:font-size-asian="13pt" style:font-style-asian="normal" style:font-size-complex="13pt" style:font-style-complex="normal"/>
    </style:style>
    <style:style style:name="P18" style:family="paragraph" style:parent-style-name="UrbanTitle">
      <style:paragraph-properties fo:text-align="center" style:justify-single-word="false"/>
      <style:text-properties style:font-name="arial" fo:font-size="13pt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28343" style:font-style-asian="normal" style:font-style-complex="normal"/>
    </style:style>
    <style:style style:name="T5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officeooo:rsid="0013e97a"/>
    </style:style>
    <style:style style:name="T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style:font-name="arial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14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7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office:annotation><dc:creator>Gauthier Bastien</dc:creator><dc:date>2011-01-13T14:56:41</dc:date><text:p text:style-name="P19"><text:span text:style-name="T21">do text</text:span></text:p><text:p text:style-name="P19"><text:span text:style-name="T21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8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4"><text:span text:style-name="T16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7"><text:s/></text:span><text:span text:style-name="T16"><text:conditional-text text:condition="ooow:&quot;view.do_mailing()&quot;" text:string-value-if-true="&quot;mailed_data.name1&quot;" text:string-value-if-false="">mailed_data.name1</text:conditional-text></text:span><text:span text:style-name="T17"><text:s/></text:span><text:span text:style-name="T16"><text:conditional-text text:condition="ooow:&quot;view.do_mailing()&quot;" text:string-value-if-true="&quot;mailed_data.name2&quot;" text:string-value-if-false="">mailed_data.name2</text:conditional-text></text:span><text:span text:style-name="T17"><text:line-break/></text:span><text:span text:style-name="T16"><text:conditional-text text:condition="ooow:&quot;view.do_mailing()&quot;" text:string-value-if-true="&quot;mailed_data.street&quot;" text:string-value-if-false="">mailed_data.street</text:conditional-text></text:span><text:span text:style-name="T16">, </text:span><text:span text:style-name="T16"><text:conditional-text text:condition="ooow:&quot;view.do_mailing()&quot;" text:string-value-if-true="&quot;mailed_data.number&quot;" text:string-value-if-false="">mailed_data.number</text:conditional-text></text:span><text:span text:style-name="T17"><text:line-break/></text:span><text:span text:style-name="T16"><text:conditional-text text:condition="ooow:&quot;view.do_mailing()&quot;" text:string-value-if-true="&quot;mailed_data.zipcode&quot;" text:string-value-if-false="">mailed_data.zipcode</text:conditional-text></text:span><text:span text:style-name="T16"> </text:span><text:span text:style-name="T16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6"/>
      <text:p text:style-name="P17">DOSSIER INCOMPLET UNE SECONDE FOIS</text:p>
      <text:p text:style-name="P17">DOSSIER IRRECEVABLE</text:p>
      <text:p text:style-name="P18"/>
      <text:p text:style-name="P10"><office:annotation><dc:creator>Gauthier Bastien</dc:creator><dc:date>2011-01-13T14:56:41</dc:date><text:p text:style-name="P19"><text:span text:style-name="T20">do text</text:span></text:p><text:p text:style-name="P19"><text:span text:style-name="T20">from document(at=reference, format='odt')</text:span></text:p></office:annotation><text:span text:style-name="T2">Import depuis reference.odt</text:span></text:p>
      <text:list xml:id="list216942156" text:style-name="L1">
        <text:list-item>
          <text:list>
            <text:list-item>
              <text:list>
                <text:list-header>
                  <text:p text:style-name="P12"/>
                </text:list-header>
              </text:list>
            </text:list-item>
          </text:list>
        </text:list-item>
      </text:list>
      <text:p text:style-name="P9"><office:annotation><dc:creator>Gauthier Bastien</dc:creator><dc:date>2011-02-16T16:12:24</dc:date><text:p text:style-name="P19"><text:span text:style-name="T23">do text if len(self.getApplicants()) &gt; 1</text:span></text:p></office:annotation><text:span text:style-name="T1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9"><text:span text:style-name="T22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P9"><text:span text:style-name="T1">Objet :</text:span> <text:text-input text:description="Objet des travaux">licence_helper.licenceSubject</text:text-input></text:p>
      <text:p text:style-name="P9"><text:span text:style-name="T1">Situation :</text:span> <text:text-input text:description="Situation des travaux">self.getWorkLocationSignaletic()</text:text-input></text:p>
      <text:p text:style-name="P7"><text:span text:style-name="T1">Référence cadastrale</text:span> : <text:text-input text:description="Parcelles">self.getPortionOutsText()</text:text-input></text:p>
      <text:p text:style-name="P9"/>
      <text:p text:style-name="P11"><text:span text:style-name="T5"/></text:p>
      <text:p text:style-name="P11"><text:span text:style-name="T5"><text:conditional-text text:condition="ooow:&quot;view.do_mailing()&quot;" text:string-value-if-true="&quot;mailed_data.getPersonTitleValue()&quot;" text:string-value-if-false="">mailed_data.getPersonTitleValue()</text:conditional-text></text:span><text:span text:style-name="T5">, </text:span></text:p>
      <text:p text:style-name="P9"/>
      <text:p text:style-name="P13">En application de l'article D.IV.33, nous vous informons que :</text:p>
      <text:p text:style-name="P13"/>
      <text:list xml:id="list1956911107" text:style-name="L2">
        <text:list-item>
          <text:list>
            <text:list-item>
              <text:p text:style-name="P14">le délai de 180 jours pour la réception de vos compléments est épuisé.</text:p>
            </text:list-item>
            <text:list-item>
              <text:p text:style-name="P14">La demande de <text:span text:style-name="T8">certificat n° 2</text:span> est incomplète pour une seconde fois.</text:p>
            </text:list-item>
          </text:list>
        </text:list-item>
      </text:list>
      <text:p text:style-name="P15"/>
      <text:p text:style-name="P9">Dès lors, votre dossier est IRRECEVABLE.</text:p>
      <text:p text:style-name="P9"/>
      <text:p text:style-name="P11">Demeurant à votre disposition, nous vous prions d'agréer, <text:span text:style-name="T5"><text:conditional-text text:condition="ooow:&quot;view.do_mailing()&quot;" text:string-value-if-true="&quot;mailed_data.getPersonTitleValue()&quot;" text:string-value-if-false="">mailed_data.getPersonTitleValue()</text:conditional-text></text:span>, nos salutations distinguées.</text:p>
      <text:p text:style-name="P9"/>
      <text:p text:style-name="P9"/>
      <text:p text:style-name="P9"/>
      <text:p text:style-name="P9"><office:annotation><dc:creator>Gauthier Bastien</dc:creator><dc:date>2011-01-13T14:56:41</dc:date><text:p text:style-name="P19"><text:span text:style-name="T21">do text</text:span></text:p><text:p text:style-name="P19"><text:span text:style-name="T21">from document(at=signatures, format='odt')</text:span></text:p></office:annotation><text:span text:style-name="T3">Import depuis signature</text:span><text:span text:style-name="T4">s</text:span><text:span text:style-name="T3">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Ngaha </meta:initial-creator>
    <meta:creation-date>2017-06-14T14:50:28</meta:creation-date>
    <dc:date>2020-04-01T14:07:49.250681081</dc:date>
    <meta:editing-duration>PT3H5M36S</meta:editing-duration>
    <meta:editing-cycles>48</meta:editing-cycles>
    <meta:generator>LibreOffice/6.3.5.2$Linux_X86_64 LibreOffice_project/30$Build-2</meta:generator>
    <meta:document-statistic meta:table-count="1" meta:image-count="0" meta:object-count="0" meta:page-count="1" meta:paragraph-count="19" meta:word-count="114" meta:character-count="962" meta:non-whitespace-character-count="883"/>
  </office:meta>
</office:document-meta>
</file>